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mployee-bonus/" text:style-name="Internet_20_link" text:visited-style-name="Visited_20_Internet_20_Link"><text:span text:style-name="T1">577. Employee Bonus</text:span></text:a></text:p>
      <text:section text:style-name="Sect1" text:name="headlessui-popover-button-:r1q:">
        <text:p text:style-name="Standard"/>
      </text:section>
      <text:section text:style-name="Sect1" text:name="headlessui-popover-button-:r15:">
        <text:p text:style-name="Standard"/>
      </text:section>
      <text:p text:style-name="P4">Easy</text:p>
      <text:p text:style-name="P4">464</text:p>
      <text:p text:style-name="P4">144</text:p>
      <text:section text:style-name="Sect1" text:name="headlessui-popover-button-:r1a:">
        <text:p text:style-name="Standard"/>
      </text:section>
      <text:section text:style-name="Sect1" text:name="headlessui-popover-button-:r1d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Employee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empId <text:s text:c="6"/>| int <text:s text:c="4"/>|</text:p>
      <text:p text:style-name="P2">| name <text:s text:c="7"/>| varchar |</text:p>
      <text:p text:style-name="P2">| supervisor <text:s/>| int <text:s text:c="4"/>|</text:p>
      <text:p text:style-name="P2">| salary <text:s text:c="5"/>| int <text:s text:c="4"/>|</text:p>
      <text:p text:style-name="P2">+-------------+---------+</text:p>
      <text:p text:style-name="P2">empId is the primary key column for this table.</text:p>
      <text:p text:style-name="P1">Each row of this table indicates the name and the ID of an employee in addition to their salary and the id of their manager.</text:p>
      <text:p text:style-name="P6"> </text:p>
      <text:p text:style-name="P5"><text:span text:style-name="T1">Table: </text:span><text:span text:style-name="Source_20_Text"><text:span text:style-name="T2">Bonus</text:span></text:span></text:p>
      <text:p text:style-name="P2">+-------------+------+</text:p>
      <text:p text:style-name="P2">| Column Name | Type |</text:p>
      <text:p text:style-name="P2">+-------------+------+</text:p>
      <text:p text:style-name="P2">| empId <text:s text:c="6"/>| int <text:s/>|</text:p>
      <text:p text:style-name="P2">| bonus <text:s text:c="6"/>| int <text:s/>|</text:p>
      <text:p text:style-name="P2">+-------------+------+</text:p>
      <text:p text:style-name="P2">empId is the primary key column for this table.</text:p>
      <text:p text:style-name="P2">empId is a foreign key to empId from the Employee table.</text:p>
      <text:p text:style-name="P1">Each row of this table contains the id of an employee and their respective bonus.</text:p>
      <text:p text:style-name="P6"> </text:p>
      <text:p text:style-name="P5"><text:span text:style-name="T1">Write an SQL query to report the name and bonus amount of each employee with a bonus </text:span><text:span text:style-name="Strong_20_Emphasis"><text:span text:style-name="T1">less than</text:span></text:span><text:span text:style-name="T1"> </text:span><text:span text:style-name="Source_20_Text"><text:span text:style-name="T2">1000</text:span></text:span><text:span text:style-name="T1">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Employee table:</text:p>
      <text:p text:style-name="P2">+-------+--------+------------+--------+</text:p>
      <text:p text:style-name="P2">| empId | name <text:s text:c="2"/>| supervisor | salary |</text:p>
      <text:p text:style-name="P2">+-------+--------+------------+--------+</text:p>
      <text:p text:style-name="P2">| 3 <text:s text:c="4"/>| Brad <text:s text:c="2"/>| null <text:s text:c="6"/>| 4000 <text:s text:c="2"/>|</text:p>
      <text:p text:style-name="P2">| 1 <text:s text:c="4"/>| John <text:s text:c="2"/>| 3 <text:s text:c="9"/>| 1000 <text:s text:c="2"/>|</text:p>
      <text:p text:style-name="P2">| 2 <text:s text:c="4"/>| Dan <text:s text:c="3"/>| 3 <text:s text:c="9"/>| 2000 <text:s text:c="2"/>|</text:p>
      <text:p text:style-name="P2">| 4 <text:s text:c="4"/>| Thomas | 3 <text:s text:c="9"/>| 4000 <text:s text:c="2"/>|</text:p>
      <text:p text:style-name="P2">+-------+--------+------------+--------+</text:p>
      <text:p text:style-name="P2">Bonus table:</text:p>
      <text:p text:style-name="P2">+-------+-------+</text:p>
      <text:p text:style-name="P2">| empId | bonus |</text:p>
      <text:p text:style-name="P2">+-------+-------+</text:p>
      <text:p text:style-name="P2">| 2 <text:s text:c="4"/>| 500 <text:s text:c="2"/>|</text:p>
      <text:p text:style-name="P2">| 4 <text:s text:c="4"/>| 2000 <text:s/>|</text:p>
      <text:p text:style-name="P2">+-------+-------+</text:p>
      <text:p text:style-name="P3"><text:span text:style-name="Strong_20_Emphasis"><text:span text:style-name="T1">Output:</text:span></text:span><text:span text:style-name="T1"> </text:span></text:p>
      <text:p text:style-name="P2">+------+-------+</text:p>
      <text:p text:style-name="P2">| name | bonus |</text:p>
      <text:p text:style-name="P2">+------+-------+</text:p>
      <text:p text:style-name="P2">| Brad | null <text:s/>|</text:p>
      <text:p text:style-name="P2">| John | null <text:s/>|</text:p>
      <text:p text:style-name="P2">| Dan <text:s/>| 500 <text:s text:c="2"/>|</text:p>
      <text:p text:style-name="P1">+------+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4:13:36.552000000</dc:date>
    <meta:editing-duration>PT20S</meta:editing-duration>
    <meta:editing-cycles>1</meta:editing-cycles>
    <meta:document-statistic meta:table-count="0" meta:image-count="0" meta:object-count="0" meta:page-count="2" meta:paragraph-count="59" meta:word-count="299" meta:character-count="1540" meta:non-whitespace-character-count="1198"/>
    <meta:generator>LibreOffice/7.2.2.2$Windows_X86_64 LibreOffice_project/02b2acce88a210515b4a5bb2e46cbfb63fe97d56</meta:generator>
  </office:meta>
</office:document-meta>
</file>